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6.05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8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/>
    <style:style style:name="ce4" style:family="table-cell" style:parent-style-name="Default">
      <style:table-cell-properties fo:background-color="#bbe33d"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bbe33d" fo:border="0.74pt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/>
    </style:style>
    <style:style style:name="ce11" style:family="table-cell" style:parent-style-name="Default">
      <style:text-properties fo:font-size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rder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8"/>
        <table:table-column table:style-name="co6" table:default-cell-style-name="ce2"/>
        <table:table-column table:style-name="co7" table:default-cell-style-name="ce2"/>
        <table:table-row table:style-name="ro1">
          <table:table-cell table:style-name="ce4" office:value-type="string" calcext:value-type="string">
            <text:p>Номер заказа</text:p>
          </table:table-cell>
          <table:table-cell table:style-name="ce4" office:value-type="string" calcext:value-type="string">
            <text:p>Дата заказа</text:p>
          </table:table-cell>
          <table:table-cell table:style-name="ce4" office:value-type="string" calcext:value-type="string">
            <text:p>Дата доставки</text:p>
          </table:table-cell>
          <table:table-cell table:style-name="ce4" office:value-type="string" calcext:value-type="string">
            <text:p>Адрес пункта выдачи</text:p>
          </table:table-cell>
          <table:table-cell table:style-name="ce7" office:value-type="string" calcext:value-type="string">
            <text:p>ФИО авторизированного клиента</text:p>
          </table:table-cell>
          <table:table-cell table:style-name="ce4" office:value-type="string" calcext:value-type="string">
            <text:p>Код для получения</text:p>
          </table:table-cell>
          <table:table-cell table:style-name="ce4" office:value-type="string" calcext:value-type="string">
            <text:p>Статус заказ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6-02-01" calcext:value-type="date">
            <text:p>01.02.26</text:p>
          </table:table-cell>
          <table:table-cell office:value-type="date" office:date-value="2026-02-08" calcext:value-type="date">
            <text:p>08.02.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6-02-03" calcext:value-type="date">
            <text:p>03.02.26</text:p>
          </table:table-cell>
          <table:table-cell office:value-type="date" office:date-value="2026-02-10" calcext:value-type="date">
            <text:p>10.02.2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6-02-05" calcext:value-type="date">
            <text:p>05.02.26</text:p>
          </table:table-cell>
          <table:table-cell office:value-type="date" office:date-value="2026-02-12" calcext:value-type="date">
            <text:p>12.02.2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6-02-07" calcext:value-type="date">
            <text:p>07.02.26</text:p>
          </table:table-cell>
          <table:table-cell office:value-type="date" office:date-value="2026-02-14" calcext:value-type="date">
            <text:p>14.02.2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6-02-09" calcext:value-type="date">
            <text:p>09.02.26</text:p>
          </table:table-cell>
          <table:table-cell office:value-type="date" office:date-value="2026-02-16" calcext:value-type="date">
            <text:p>16.02.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6-02-11" calcext:value-type="date">
            <text:p>11.02.26</text:p>
          </table:table-cell>
          <table:table-cell office:value-type="date" office:date-value="2026-02-18" calcext:value-type="date">
            <text:p>18.02.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6-02-13" calcext:value-type="date">
            <text:p>13.02.26</text:p>
          </table:table-cell>
          <table:table-cell office:value-type="date" office:date-value="2026-02-20" calcext:value-type="date">
            <text:p>20.02.2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:///Z:/PROJECTS/demoEkz/zoo/Дэмо_по_образцу_2026_года_Зоомагазин/Прил_2_import для Модуля 1/Пользователи_import.ods'#$Лист1.A$2:A$17</text:p>
          </table:table-cell>
          <table:table-cell office:value-type="date" office:date-value="2026-02-15" calcext:value-type="date">
            <text:p>15.02.26</text:p>
          </table:table-cell>
          <table:table-cell office:value-type="date" office:date-value="2026-02-22" calcext:value-type="date">
            <text:p>22.02.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6-02-17" calcext:value-type="date">
            <text:p>17.02.26</text:p>
          </table:table-cell>
          <table:table-cell office:value-type="date" office:date-value="2026-02-24" calcext:value-type="date">
            <text:p>24.02.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6-02-19" calcext:value-type="date">
            <text:p>19.02.26</text:p>
          </table:table-cell>
          <table:table-cell office:value-type="date" office:date-value="2026-02-26" calcext:value-type="date">
            <text:p>26.02.2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6-02-21" calcext:value-type="date">
            <text:p>21.02.26</text:p>
          </table:table-cell>
          <table:table-cell office:value-type="date" office:date-value="2026-02-28" calcext:value-type="date">
            <text:p>28.02.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6-02-23" calcext:value-type="date">
            <text:p>23.02.26</text:p>
          </table:table-cell>
          <table:table-cell office:value-type="date" office:date-value="2026-03-02" calcext:value-type="date">
            <text:p>02.03.2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6-02-25" calcext:value-type="date">
            <text:p>25.02.26</text:p>
          </table:table-cell>
          <table:table-cell office:value-type="date" office:date-value="2026-03-04" calcext:value-type="date">
            <text:p>04.03.2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6-02-27" calcext:value-type="date">
            <text:p>27.02.26</text:p>
          </table:table-cell>
          <table:table-cell office:value-type="date" office:date-value="2026-03-06" calcext:value-type="date">
            <text:p>06.03.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6-03-01" calcext:value-type="date">
            <text:p>01.03.26</text:p>
          </table:table-cell>
          <table:table-cell office:value-type="date" office:date-value="2026-03-08" calcext:value-type="date">
            <text:p>08.03.2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6-03-03" calcext:value-type="date">
            <text:p>03.03.26</text:p>
          </table:table-cell>
          <table:table-cell office:value-type="date" office:date-value="2026-03-10" calcext:value-type="date">
            <text:p>10.03.2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6-03-05" calcext:value-type="date">
            <text:p>05.03.26</text:p>
          </table:table-cell>
          <table:table-cell office:value-type="date" office:date-value="2026-03-12" calcext:value-type="date">
            <text:p>12.03.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6-03-07" calcext:value-type="date">
            <text:p>07.03.26</text:p>
          </table:table-cell>
          <table:table-cell office:value-type="date" office:date-value="2026-03-14" calcext:value-type="date">
            <text:p>14.03.2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6-03-09" calcext:value-type="date">
            <text:p>09.03.26</text:p>
          </table:table-cell>
          <table:table-cell office:value-type="date" office:date-value="2026-03-16" calcext:value-type="date">
            <text:p>16.03.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6-03-11" calcext:value-type="date">
            <text:p>11.03.26</text:p>
          </table:table-cell>
          <table:table-cell office:value-type="date" office:date-value="2026-03-18" calcext:value-type="date">
            <text:p>18.03.2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order_tovar" table:style-name="ta1">
        <table:table-column table:style-name="co9" table:default-cell-style-name="ce11"/>
        <table:table-column table:style-name="co9" table:default-cell-style-name="ce12"/>
        <table:table-column table:style-name="co8" table:default-cell-style-name="ce1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02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tatus" table:style-name="ta1">
        <table:table-column table:style-name="co8" table:default-cell-style-name="Default"/>
        <table:table-column table:style-name="co8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Завершен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тменен</text:p>
          </table:table-cell>
        </table:table-row>
      </table:table>
      <table:named-expressions/>
      <table:database-ranges>
        <table:database-range table:name="__Anonymous_Sheet_DB__1" table:target-range-address="order_tovar.A1:order_tovar.C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.00.0000</text:date>, <text:time style:data-style-name="N2" text:time-value="12:58:25.5589021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21:17:26.032932900</meta:creation-date>
    <dc:date>2026-03-07T13:13:00.305763300</dc:date>
    <meta:editing-duration>PT6M58S</meta:editing-duration>
    <meta:editing-cycles>3</meta:editing-cycles>
    <meta:generator>LibreOffice/25.2.7.2$Windows_X86_64 LibreOffice_project/5cbfd1ab6520636bb5f7b99185aa69bd7456825d</meta:generator>
    <meta:document-statistic meta:table-count="3" meta:cell-count="291" meta:object-count="0"/>
  </office:meta>
</office:document-meta>
</file>